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c221" officeooo:paragraph-rsid="0005c221"/>
    </style:style>
    <style:style style:name="P2" style:family="paragraph" style:parent-style-name="Standard">
      <style:text-properties officeooo:rsid="0006446f" officeooo:paragraph-rsid="000644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nior 1</text:p>
      <text:p text:style-name="P1">is gender a factor in discount member sign ups?</text:p>
      <text:p text:style-name="P1">This is categorical data. We have gender has the variable with two levels: male, female</text:p>
      <text:p text:style-name="P1">Then we have discount membership sign ups.</text:p>
      <text:p text:style-name="P1">This is Goodness chi square</text:p>
      <text:p text:style-name="P1"/>
      <text:p text:style-name="P1"/>
      <text:p text:style-name="P2"/>
      <text:p text:style-name="P1">Senior 2</text:p>
      <text:p text:style-name="P2">Are customers spending more money depending on the card they have.</text:p>
      <text:p text:style-name="P1">this categorical. We have club card as the variable with three levels: silver, gold, and platinum </text:p>
      <text:p text:style-name="P2">the dependent variable is the card type. Is it true or false customers send more money based on card type. This would be an effect. Independent chi test</text:p>
      <text:p text:style-name="P1"/>
      <text:p text:style-name="P1"/>
      <text:p text:style-name="P1"/>
      <text:p text:style-name="P1">Senior 3</text:p>
      <text:p text:style-name="P2">2 levels before membership after membership, which spent more</text:p>
      <text:p text:style-name="P2">this is a dependent looking for the effect before and after.</text:p>
      <text:p text:style-name="P2">Goodness chi square</text:p>
      <text:p text:style-name="P1"/>
      <text:p text:style-name="P1"/>
      <text:p text:style-name="P1">Senior 4</text:p>
      <text:p text:style-name="P2">one independent variable is age</text:p>
      <text:p text:style-name="P2">1 level</text:p>
      <text:p text:style-name="P2">goodness chi squa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5T13:07:47.606000000</meta:creation-date>
    <dc:date>2023-02-25T13:26:24.680000000</dc:date>
    <meta:editing-duration>PT8M27S</meta:editing-duration>
    <meta:editing-cycles>1</meta:editing-cycles>
    <meta:document-statistic meta:table-count="0" meta:image-count="0" meta:object-count="0" meta:page-count="1" meta:paragraph-count="17" meta:word-count="132" meta:character-count="748" meta:non-whitespace-character-count="632"/>
    <meta:generator>LibreOffice/7.3.4.2$Windows_X86_64 LibreOffice_project/728fec16bd5f605073805c3c9e7c4212a0120dc5</meta:generator>
  </office:meta>
</office:document-meta>
</file>